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17cm" style:rel-column-width="65535*"/>
    </style:style>
    <style:style style:name="Tabella1.A1" style:family="table-cell">
      <style:table-cell-properties fo:background-color="#e6e6ff" fo:padding="0.097cm" fo:border-left="none" fo:border-right="none" fo:border-top="none" fo:border-bottom="0.05pt solid #000000">
        <style:background-image/>
      </style:table-cell-properties>
    </style:style>
    <style:style style:name="Tabella1.A2" style:family="table-cell">
      <style:table-cell-properties fo:padding="0.097cm" fo:border="none"/>
    </style:style>
    <style:style style:name="P1" style:family="paragraph" style:parent-style-name="Standard">
      <style:text-properties text:display="none"/>
    </style:style>
    <style:style style:name="P2" style:family="paragraph" style:parent-style-name="Table_20_Contents">
      <style:paragraph-properties fo:margin-left="-0.028cm" fo:margin-right="0cm" fo:text-indent="0cm" style:auto-text-indent="false"/>
      <style:text-properties fo:font-weight="bold" style:font-weight-asian="bold" style:font-weight-complex="bold"/>
    </style:style>
    <style:style style:name="P3" style:family="paragraph" style:parent-style-name="Text_20_body">
      <style:paragraph-properties fo:margin-left="0.009cm" fo:margin-right="0.009cm" fo:margin-top="0cm" fo:margin-bottom="0cm" style:contextual-spacing="false" fo:text-align="start" style:justify-single-word="false" fo:text-indent="0cm" style:auto-text-indent="false"/>
      <style:text-properties fo:font-style="normal" officeooo:rsid="001bad17" officeooo:paragraph-rsid="001bad17" style:font-style-asian="normal" style:font-style-complex="normal"/>
    </style:style>
    <style:style style:name="P4" style:family="paragraph" style:parent-style-name="Text_20_body">
      <style:paragraph-properties fo:margin-left="0.009cm" fo:margin-right="0.009cm" fo:margin-top="0cm" fo:margin-bottom="0cm" style:contextual-spacing="false" fo:text-align="start" style:justify-single-word="false" fo:text-indent="0cm" style:auto-text-indent="false"/>
      <style:text-properties fo:font-style="normal" fo:font-weight="normal" officeooo:rsid="001bfeb5" officeooo:paragraph-rsid="001bfeb5" style:font-style-asian="normal" style:font-weight-asian="normal" style:font-style-complex="normal" style:font-weight-complex="normal"/>
    </style:style>
    <style:style style:name="P5" style:family="paragraph" style:parent-style-name="Definizione_20_Nome">
      <style:paragraph-properties fo:margin-left="0.009cm" fo:margin-right="0.009cm" fo:margin-top="0cm" fo:margin-bottom="0cm" style:contextual-spacing="false" fo:text-align="start" style:justify-single-word="false" fo:text-indent="0cm" style:auto-text-indent="false"/>
      <style:text-properties fo:font-style="normal" fo:font-weight="normal" officeooo:rsid="0003d966" officeooo:paragraph-rsid="001bad17" style:font-style-asian="normal" style:font-weight-asian="normal" style:font-style-complex="normal" style:font-weight-complex="normal"/>
    </style:style>
    <style:style style:name="P6" style:family="paragraph" style:parent-style-name="Standard">
      <style:paragraph-properties fo:margin-left="0.009cm" fo:margin-right="0.009cm" fo:text-align="start" style:justify-single-word="false" fo:text-indent="0cm" style:auto-text-indent="false"/>
      <style:text-properties officeooo:rsid="001bad17" officeooo:paragraph-rsid="001bad17"/>
    </style:style>
    <style:style style:name="P7" style:family="paragraph" style:parent-style-name="Standard">
      <style:paragraph-properties fo:margin-left="0.009cm" fo:margin-right="0.009cm" fo:margin-top="0cm" fo:margin-bottom="0cm" style:contextual-spacing="false" fo:text-align="justify" style:justify-single-word="false" fo:text-indent="0cm" style:auto-text-indent="false"/>
      <style:text-properties fo:font-style="normal" fo:font-weight="normal" officeooo:rsid="00113a2d" officeooo:paragraph-rsid="001f47c0" style:font-style-asian="normal" style:font-weight-asian="normal" style:font-style-complex="normal" style:font-weight-complex="normal"/>
    </style:style>
    <style:style style:name="P8" style:family="paragraph" style:parent-style-name="Definizione_20_Nome">
      <style:paragraph-properties fo:margin-left="0.009cm" fo:margin-right="0.009cm" fo:text-align="justify" style:justify-single-word="false" fo:text-indent="0cm" style:auto-text-indent="false"/>
      <style:text-properties officeooo:paragraph-rsid="001bad17"/>
    </style:style>
    <style:style style:name="P9" style:family="paragraph" style:parent-style-name="Definizione_20_Nome">
      <style:paragraph-properties fo:margin-left="0.009cm" fo:margin-right="0.009cm" fo:margin-top="0cm" fo:margin-bottom="0cm" style:contextual-spacing="false" fo:text-align="justify" style:justify-single-word="false" fo:text-indent="0cm" style:auto-text-indent="false"/>
      <style:text-properties fo:font-style="normal" officeooo:rsid="001bad17" officeooo:paragraph-rsid="001bad17" style:font-style-asian="normal" style:font-style-complex="normal"/>
    </style:style>
    <style:style style:name="P10" style:family="paragraph" style:parent-style-name="Definizione_20_Nome">
      <style:paragraph-properties fo:margin-left="0.009cm" fo:margin-right="0.009cm" fo:margin-top="0cm" fo:margin-bottom="0cm" style:contextual-spacing="false" fo:text-align="justify" style:justify-single-word="false" fo:text-indent="0cm" style:auto-text-indent="false"/>
      <style:text-properties fo:font-style="normal" fo:font-weight="normal" officeooo:rsid="001bfeb5" style:font-style-asian="normal" style:font-weight-asian="normal" style:font-style-complex="normal" style:font-weight-complex="normal"/>
    </style:style>
    <style:style style:name="P11" style:family="paragraph" style:parent-style-name="Definizione_20_Nome">
      <style:paragraph-properties fo:margin-left="0.009cm" fo:margin-right="0.009cm" fo:margin-top="0cm" fo:margin-bottom="0cm" style:contextual-spacing="false" fo:text-align="justify" style:justify-single-word="false" fo:text-indent="0cm" style:auto-text-indent="false"/>
      <style:text-properties officeooo:rsid="001bad17" officeooo:paragraph-rsid="001bad17"/>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03c594" style:font-style-asian="normal" style:font-weight-asian="normal" style:font-style-complex="normal" style:font-weight-complex="normal"/>
    </style:style>
    <style:style style:name="T3" style:family="text">
      <style:text-properties fo:font-style="normal" fo:font-weight="normal" officeooo:rsid="0003d966" style:font-style-asian="normal" style:font-weight-asian="normal" style:font-style-complex="normal" style:font-weight-complex="normal"/>
    </style:style>
    <style:style style:name="T4" style:family="text">
      <style:text-properties fo:font-style="normal" fo:font-weight="normal" officeooo:rsid="001072db" style:font-style-asian="normal" style:font-weight-asian="normal" style:font-style-complex="normal" style:font-weight-complex="normal"/>
    </style:style>
    <style:style style:name="T5" style:family="text">
      <style:text-properties fo:font-style="normal" fo:font-weight="normal" officeooo:rsid="00113a2d" style:font-style-asian="normal" style:font-weight-asian="normal" style:font-style-complex="normal" style:font-weight-complex="normal"/>
    </style:style>
    <style:style style:name="T6" style:family="text">
      <style:text-properties fo:font-style="normal" fo:font-weight="normal" officeooo:rsid="001f47c0"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13a2d"/>
    </style:style>
    <style:style style:name="T9" style:family="text">
      <style:text-properties officeooo:rsid="001f47c0"/>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f47c0" style:font-weight-asian="normal" style:font-weight-complex="normal"/>
    </style:style>
    <style:style style:name="T13" style:family="text">
      <style:text-properties fo:font-weight="normal" officeooo:rsid="00113a2d" style:font-weight-asian="normal" style:font-weight-complex="normal"/>
    </style:style>
    <style:style style:name="T14" style:family="text">
      <style:text-properties officeooo:rsid="00207f01"/>
    </style:style>
    <style:style style:name="T15" style:family="text">
      <style:text-properties officeooo:rsid="0021a3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row>
          <table:table-cell table:style-name="Tabella1.A1" office:value-type="string">
            <text:p text:style-name="P2"><text:text-input text:description="">Genitore</text:text-input></text:p>
          </table:table-cell>
        </table:table-row>
        <table:table-row>
          <table:table-cell table:style-name="Tabella1.A2" office:value-type="string">
            <text:p text:style-name="P8"><text:span text:style-name="T7">Sicurezza e tutela della privacy</text:span><text:span text:style-name="T1">: </text:span><text:span text:style-name="T2">Il genitore </text:span><text:span text:style-name="T3">per accedere al sistema deve compilare un form di registrazione. </text:span><text:span text:style-name="T4">Il sistema deve dare al genitore la sicurezza e l'affidabilità <text:s/>nell'inserimento dei propri dati sensibili, sia in campo di sicurezza web, sia nel caso del rispetto dell</text:span><text:span text:style-name="T5">e</text:span><text:span text:style-name="T4"> legg</text:span><text:span text:style-name="T5">i</text:span><text:span text:style-name="T4"> in vigore </text:span><text:span text:style-name="T5">sulla visibilità e sul trattamento dei dati personali</text:span><text:span text:style-name="T4">.</text:span><text:span text:style-name="T3"> Qualora le informazioni venissero rese pubbliche, il sistema notifica questo evento al proprietario dei dati personali.</text:span></text:p>
            <text:p text:style-name="P5"/>
            <text:p text:style-name="P9"><text:span text:style-name="T10">Tempo di risposta</text:span><text:span text:style-name="T11">: Gli utenti del sistema compiono giornalmente delle operazioni. Il sistema si occupa quasi esclusivamente di interrogazioni al database, i genitori, quindi, consultano e modificano gli elenchi, dopo aver eseguito operazioni di login. Questo tipo di operazioni, login e consultazione/modifica, seppur oneroso per il database di grande dimensioni, non può quindi occupare più di qualche secondo per produrre risultati. In altre parole il tempo di attese dei genitori è di pochi secondi. </text:span><text:span text:style-name="T12">Inoltre i</text:span><text:span text:style-name="T13">l sistema deve permettere al genitore di poter avere conferma dell'avvenuta iscrizione in non più di </text:span><text:span text:style-name="T12">5</text:span><text:span text:style-name="T13"> secondi.</text:span></text:p>
            <text:p text:style-name="P3"/>
            <text:p text:style-name="P11"><text:span text:style-name="T7">Usabilità</text:span><text:span text:style-name="T1">: Il genitore è uno di quegli stakeholders del sistema “</text:span><text:span text:style-name="T6">At-</text:span><text:span text:style-name="T1">Silo” che ha le maggiori difficoltà nell'utilizzo del sistema informatico. L'interfaccia con cui il genitore ha un'interazione con il sistema, dovrà fare un massiccio uso di metafore, permettendo di eseguire operazioni come la <text:s text:c="3"/>compilazione di un questionario valutativo, senza l'inserimento di dati già noti al sistema, o come precedentemente sono stati già inseriti, al momento dell'autenticazione. Questo requisito è fondamentale per permettere al genitore di eseguire operazioni, con maggiore voglia, e di conseguenza di valutare l'asilo, in maniera più accurata e precisa.</text:span></text:p>
            <text:p text:style-name="P6"/>
            <text:p text:style-name="P10"><text:span text:style-name="T10">Adattabilità e Portabilità</text:span>: I genitori che accedono ad “<text:span text:style-name="T9">At-</text:span>Silo” fanno uso di un browser, che permette la navigazione tra i vari contenuti del sistema. Indipendentemente dal browser e dal sistema utilizzato dai genitori, il sistema deve essere funzionante e coerente con il design modellato.</text:p>
            <text:p text:style-name="P4"/>
            <text:p text:style-name="P7"><text:span text:style-name="T10">Tolleranza</text:span>: i crash di sistema devono essere ridotti al minimo. <text:span text:style-name="T14">I</text:span>n caso di manutenzione ci devono essere avvisi che <text:span text:style-name="T14">avver</text:span>tano <text:span text:style-name="T14">in tempo</text:span> <text:span text:style-name="T15">che il sito sarà in manutenzione</text:span><text:span text:style-name="T14"> e quindi non </text:span><text:span text:style-name="T15">sarà possibile </text:span><text:s/>usare il servizio.</text:p>
          </table:table-cell>
        </table:table-row>
      </table:table>
      <text:p text:style-name="P1">QUELLA SOPRA È UNA TABELLA.</text:p>
      <text:p text:style-name="P1">PER AGGIUNGERE UN ALTRO REQUISITO, INSERIRE UNA NUOVA RIGA NELLA TABE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justify" style:justify-single-word="true" fo:orphans="2" fo:widows="2" fo:hyphenation-ladder-count="1" fo:text-indent="0.499cm" style:auto-text-indent="false" style:page-number="auto" fo:background-color="transparent" style:shadow="none">
        <style:tab-stops/>
        <style:background-image/>
      </style:paragraph-properties>
      <style:text-properties fo:hyphenate="false" fo:hyphenation-remain-char-count="3" fo:hyphenation-push-char-count="3"/>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stazioni_20_prima_20_pagina" style:display-name="Intestazioni prima pagina" style:family="paragraph" style:parent-style-name="Standard" style:master-page-name="">
      <style:paragraph-properties fo:margin-top="0.3cm" fo:margin-bottom="0cm" style:contextual-spacing="false" fo:line-height="150%" fo:text-align="end" style:justify-single-word="false" style:page-number="auto"/>
      <style:text-properties fo:letter-spacing="0.035cm"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master-page-name="">
      <style:paragraph-properties fo:margin-top="0.621cm" fo:margin-bottom="0.21cm" style:contextual-spacing="false" fo:text-align="center" style:justify-single-word="false" style:page-number="auto" fo:break-before="auto" fo:break-after="auto"/>
      <style:text-properties style:font-name="Times New Roman2"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align="center" style:justify-single-word="false"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orphans="0" fo:widows="0" style:page-number="auto" fo:break-before="auto" fo:break-after="auto" fo:background-color="transparent" style:shadow="none">
        <style:tab-stops/>
        <style:background-image/>
      </style:paragraph-properties>
      <style:text-properties style:font-name="Times New Roman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cm" fo:margin-top="0cm" fo:margin-bottom="0cm" style:contextual-spacing="false" fo:text-indent="-0.66cm" style:auto-text-indent="false" style:page-number="auto">
        <style:tab-stops/>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0cm" fo:margin-top="0cm" fo:margin-bottom="0cm" style:contextual-spacing="false" fo:text-indent="-0.559cm" style:auto-text-indent="false">
        <style:tab-stops/>
      </style:paragraph-properties>
      <style:text-properties style:font-name="Times New Roman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76cm" fo:margin-right="0cm" fo:margin-top="0.4cm" fo:margin-bottom="0cm" style:contextual-spacing="false" fo:text-indent="-0.46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Intestazione_20_Fuori_20_Indice" style:display-name="Intestazione Fuori Indice" style:family="paragraph" style:parent-style-name="Heading_20_1" style:next-style-name="Text_20_body" style:default-outline-level="" style:list-style-name="">
      <style:paragraph-properties fo:text-align="center" style:justify-single-word="false">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uto_20_allineato" style:display-name="Contenuto allineato" style:family="paragraph" style:parent-style-name="Table_20_Contents" style:master-page-name="">
      <style:paragraph-properties fo:margin-top="0.049cm" fo:margin-bottom="0cm" style:contextual-spacing="false" fo:text-align="start" style:justify-single-word="false" style:page-number="auto" style:vertical-align="baseline"/>
      <style:text-properties style:font-name="Courier New" fo:font-weight="normal" style:font-size-asian="10.5pt"/>
    </style:style>
    <style:style style:name="Numero_20_di_20_versione" style:display-name="Numero di versione" style:family="paragraph" style:parent-style-name="Contenuto_20_allineato">
      <style:paragraph-properties fo:text-align="end" style:justify-single-word="false"/>
      <style:text-properties fo:font-weight="bold" style:font-size-asian="10.5pt"/>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3cm" fo:margin-right="0cm" fo:margin-top="0cm" fo:margin-bottom="0.101cm" style:contextual-spacing="false" fo:text-indent="-0.3cm" style:auto-text-indent="false">
        <style:tab-stops>
          <style:tab-stop style:position="17cm" style:type="right" style:leader-style="dotted" style:leader-text="."/>
        </style:tab-stops>
      </style:paragraph-properties>
    </style:style>
    <style:style style:name="Definizione_20_Nome" style:display-name="Definizione Nome" style:family="paragraph" style:parent-style-name="Table_20_Contents" style:next-style-name="Definizione_20_Valore">
      <style:paragraph-properties fo:margin="100%" fo:margin-left="0cm" fo:margin-right="0cm" fo:margin-top="0cm" fo:margin-bottom="0cm" style:contextual-spacing="false" fo:text-indent="0.3cm" style:auto-text-indent="false">
        <style:tab-stops/>
      </style:paragraph-properties>
      <style:text-properties fo:font-style="italic" fo:font-weight="bold" style:font-size-asian="10.5pt"/>
    </style:style>
    <style:style style:name="Definizione_20_Valore" style:display-name="Definizione Valore" style:family="paragraph" style:parent-style-name="Table_20_Contents" style:next-style-name="Table_20_Contents" style:master-page-name="">
      <style:paragraph-properties fo:margin="100%" fo:margin-left="0.6cm" fo:margin-right="0cm" fo:margin-top="0cm" fo:margin-bottom="0.31cm" style:contextual-spacing="false" fo:widows="2"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76cm" fo:margin-right="0cm" fo:margin-top="0.319cm" fo:margin-bottom="0.21cm" style:contextual-spacing="false" fo:text-indent="-0.259cm" style:auto-text-indent="false">
        <style:tab-stops/>
      </style:paragraph-properties>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Spacer" style:family="paragraph" style:parent-style-name="Text_20_body">
      <style:paragraph-properties fo:margin="100%" fo:margin-left="0cm" fo:margin-right="0cm" fo:margin-top="0cm" fo:margin-bottom="0cm" style:contextual-spacing="false" fo:line-height="0.3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stazione_20_1_20_non_20_numerata" style:display-name="Intestazione 1 non numerata" style:family="paragraph" style:parent-style-name="Heading_20_1" style:default-outline-level="1"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onospace" style:family="text">
      <style:text-properties style:font-name="Courier 10 Pitch" style:font-size-asian="10.5pt"/>
    </style:style>
    <style:style style:name="Example" style:family="text">
      <style:text-properties style:font-name="Droid Sans Mono" style:font-name-asian="Droid Sans Fallback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erazione_20_rischi" style:display-name="Numerazione rischi">
      <text:list-level-style-number text:level="1"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2"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3"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4"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5"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6"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7"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8"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9"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10"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2T13:50:45.42</meta:creation-date>
    <meta:editing-duration>PT8M1S</meta:editing-duration>
    <meta:editing-cycles>7</meta:editing-cycles>
    <meta:generator>LibreOffice/3.6$Windows_x86 LibreOffice_project/da8c1e6-fd468f4-454e206-f42a4a9-143cfd</meta:generator>
    <dc:date>2012-11-03T14:27:46.78</dc:date>
    <meta:document-statistic meta:table-count="1" meta:image-count="0" meta:object-count="0" meta:page-count="1" meta:paragraph-count="6" meta:word-count="337" meta:character-count="2256" meta:non-whitespace-character-count="1920"/>
  </office:meta>
</office:document-meta>
</file>